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rajan Pro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rajan Pro" fo:font-size="88pt" style:font-size-asian="88pt" style:font-size-complex="88pt"/>
    </style:style>
    <style:style style:name="P3" style:family="paragraph" style:parent-style-name="Standard">
      <style:paragraph-properties fo:text-align="center" style:justify-single-word="false"/>
      <style:text-properties style:font-name="Trajan Pro" fo:font-size="22pt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Trajan Pro" fo:font-size="22pt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Trajan Pro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rajan Pro" fo:font-size="54pt" style:font-size-asian="54pt" style:font-size-complex="54pt"/>
    </style:style>
    <style:style style:name="P7" style:family="paragraph" style:parent-style-name="Standard">
      <style:paragraph-properties fo:text-align="center" style:justify-single-word="false"/>
      <style:text-properties style:font-name="Trajan Pro"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rajan Pro" fo:font-size="40pt" style:font-size-asian="40pt" style:font-size-complex="40pt"/>
    </style:style>
    <style:style style:name="P9" style:family="paragraph" style:parent-style-name="Standard">
      <style:paragraph-properties fo:text-align="start" style:justify-single-word="false"/>
      <style:text-properties style:font-name="Trajan Pro"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rajan Pro" fo:font-size="60pt" style:font-size-asian="60pt" style:font-size-complex="60pt"/>
    </style:style>
    <style:style style:name="P11" style:family="paragraph" style:parent-style-name="Standard">
      <style:paragraph-properties fo:text-align="start" style:justify-single-word="false"/>
      <style:text-properties style:font-name="Trajan Pro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rajan Pro" fo:font-size="14pt" style:text-underline-style="solid" style:text-underline-width="auto" style:text-underline-color="font-color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rajan Pro" fo:font-size="32pt" style:font-size-asian="32pt" style:font-size-complex="32pt"/>
    </style:style>
    <style:style style:name="P14" style:family="paragraph" style:parent-style-name="Standard">
      <style:paragraph-properties fo:text-align="center" style:justify-single-word="false"/>
      <style:text-properties style:font-name="Trajan Pro" fo:font-size="48pt" style:font-size-asian="48pt" style:font-size-complex="48pt"/>
    </style:style>
    <style:style style:name="P15" style:family="paragraph" style:parent-style-name="Standard">
      <style:paragraph-properties fo:text-align="center" style:justify-single-word="false"/>
      <style:text-properties style:font-name="Trajan Pro" fo:font-size="80pt" style:font-size-asian="80pt" style:font-size-complex="80pt"/>
    </style:style>
    <style:style style:name="P16" style:family="paragraph" style:parent-style-name="Standard">
      <style:paragraph-properties fo:text-align="start" style:justify-single-word="false"/>
      <style:text-properties style:font-name="Trajan Pro" fo:font-size="40pt" style:font-size-asian="40pt" style:font-size-complex="40pt"/>
    </style:style>
    <style:style style:name="P17" style:family="paragraph" style:parent-style-name="Standard">
      <style:paragraph-properties fo:text-align="start" style:justify-single-word="false"/>
      <style:text-properties style:font-name="Trajan Pro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/>
      <style:text-properties style:font-name="Trajan Pro" fo:font-size="28pt" style:font-size-asian="28pt" style:font-size-complex="28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</text:p>
      <text:p text:style-name="P1">Mickael</text:p>
      <text:p text:style-name="P1"/>
      <text:p text:style-name="P1"/>
      <text:p text:style-name="P1"/>
      <text:p text:style-name="P1"/>
      <text:p text:style-name="P1"/>
      <text:p text:style-name="P1"/>
      <text:p text:style-name="P2">Divers</text:p>
      <text:p text:style-name="P3"/>
      <text:p text:style-name="P4"><text:tab/></text:p>
      <text:p text:style-name="P4"><text:tab/><text:tab/></text:p>
      <text:p text:style-name="P4"><text:tab/><text:tab/>.Documents Administratifs</text:p>
      <text:p text:style-name="P4"/>
      <text:p text:style-name="P4"><text:tab/><text:tab/>.Documents Entreprise</text:p>
      <text:p text:style-name="P4"/>
      <text:p text:style-name="P4"><text:tab/><text:tab/>.Documents MRI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Année 2006/2007 </text:p>
      <text:p text:style-name="P6"/>
      <text:p text:style-name="P6"/>
      <text:p text:style-name="P6">Applications</text:p>
      <text:p text:style-name="P7">&amp; recherches Personnelles</text:p>
      <text:p text:style-name="P8"><text:s/></text:p>
      <text:p text:style-name="P9"><text:tab/><text:tab/><text:tab/>.Codes Ascii</text:p>
      <text:p text:style-name="P9"><text:tab/><text:tab/><text:tab/>.Aide Gdisk</text:p>
      <text:p text:style-name="P9"><text:tab/><text:tab/><text:tab/>.Basic</text:p>
      <text:p text:style-name="P9"><text:tab/><text:tab/><text:tab/>.Batch</text:p>
      <text:p text:style-name="P9"><text:tab/><text:tab/><text:tab/>.Assembleu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IP:</text:p>
      <text:p text:style-name="P1"><text:tab/>Passerelle: 172.28.67.1</text:p>
      <text:p text:style-name="P1"><text:tab/>Proxy: 172.17.0.1<text:tab/><text:tab/>Port: 3128</text:p>
      <text:p text:style-name="P1"><text:tab/>Imprimante: <text:s/>172,28,67,61</text:p>
      <text:p text:style-name="P1"><text:tab/>Serveur 1ère: 172,28,67,65</text:p>
      <text:p text:style-name="P10"/>
      <text:p text:style-name="P2">S.E</text:p>
      <text:p text:style-name="P9"/>
      <text:p text:style-name="P9"/>
      <text:p text:style-name="P9"/>
      <text:p text:style-name="P9"><text:tab/><text:span text:style-name="T1">Cours Linux.</text:span></text:p>
      <text:p text:style-name="P11"/>
      <text:p text:style-name="P11"/>
      <text:p text:style-name="P11"><text:tab/><text:span text:style-name="T2">Cours DOS:</text:span></text:p>
      <text:p text:style-name="P12"/>
      <text:p text:style-name="P11"><text:tab/><text:tab/>- <text:s/>Système d'exploitation MS-DOS.</text:p>
      <text:p text:style-name="P11"><text:tab/><text:tab/>- Organisation des fichiers sous MS-DOS.</text:p>
      <text:p text:style-name="P11"><text:tab/><text:tab/>- Caractéristiques de MS-DOS.</text:p>
      <text:p text:style-name="P11"><text:tab/><text:tab/>- Configuration du système.</text:p>
      <text:p text:style-name="P11"><text:tab/><text:tab/>- Les fichiers de commandes.</text:p>
      <text:p text:style-name="P11"><text:tab/><text:tab/>- Autres O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>Périphériques</text:p>
      <text:p text:style-name="P6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4"/>
      <text:p text:style-name="P15">TP</text:p>
      <text:p text:style-name="P14">&amp; Evaluations</text:p>
      <text:p text:style-name="P14"/>
      <text:p text:style-name="P16"><text:tab/><text:tab/><text:tab/></text:p>
      <text:p text:style-name="P17"><text:tab/><text:tab/><text:tab/><text:tab/>Mr. De Maestri</text:p>
      <text:p text:style-name="P17"><text:tab/><text:tab/><text:tab/><text:tab/>Mr. Fristo</text:p>
      <text:p text:style-name="P17"><text:tab/><text:tab/><text:tab/><text:tab/>Mr. Kreder</text:p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4"/>
      <text:p text:style-name="P14"/>
      <text:p text:style-name="P14"/>
      <text:p text:style-name="P14">Comptes-Rendus</text:p>
      <text:p text:style-name="P14"/>
      <text:p text:style-name="P14"/>
      <text:p text:style-name="P17"><text:tab/><text:tab/><text:tab/><text:tab/>TP Linux</text:p>
      <text:p text:style-name="P17"><text:tab/><text:tab/><text:tab/><text:tab/>TP Dos</text:p>
      <text:p text:style-name="P17"><text:tab/><text:tab/><text:tab/><text:tab/>Autres T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0-18T17:59:07</meta:creation-date>
    <dc:date>2006-11-09T15:30:11</dc:date>
    <dc:language>fr-FR</dc:language>
    <meta:editing-cycles>16</meta:editing-cycles>
    <meta:editing-duration>PT27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42" meta:word-count="80" meta:character-count="652"/>
  </office:meta>
</office:document-meta>
</file>